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5875a" officeooo:paragraph-rsid="0015875a"/>
    </style:style>
    <style:style style:name="P2" style:family="paragraph" style:parent-style-name="Standard">
      <style:paragraph-properties fo:line-height="150%" fo:text-align="center" style:justify-single-word="false" style:writing-mode="page"/>
      <style:text-properties style:font-name="Arial" fo:font-size="18pt" fo:language="ca" fo:country="ES" style:text-underline-style="solid" style:text-underline-width="auto" style:text-underline-color="font-color" fo:font-weight="bold" officeooo:rsid="0015875a" officeooo:paragraph-rsid="0015875a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center" style:justify-single-word="false" style:writing-mode="page"/>
      <style:text-properties style:font-name="Arial" fo:font-size="14pt" fo:language="ca" fo:country="ES" style:text-underline-style="none" fo:font-weight="bold" officeooo:rsid="001610c5" officeooo:paragraph-rsid="0015875a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line-height="150%" fo:text-align="start" style:justify-single-word="false" style:writing-mode="page"/>
      <style:text-properties style:font-name="Arial" fo:font-size="14pt" fo:language="ca" fo:country="ES" style:text-underline-style="none" fo:font-weight="bold" officeooo:rsid="001610c5" officeooo:paragraph-rsid="001610c5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paragraph-properties fo:line-height="150%" fo:text-align="start" style:justify-single-word="false" style:writing-mode="page"/>
      <style:text-properties style:font-name="Arial" fo:font-size="14pt" fo:language="ca" fo:country="ES" style:text-underline-style="none" fo:font-weight="bold" officeooo:rsid="0016f028" officeooo:paragraph-rsid="0016f028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paragraph-properties fo:line-height="150%" fo:text-align="start" style:justify-single-word="false" style:writing-mode="page"/>
      <style:text-properties style:font-name="Arial" fo:font-size="14pt" fo:language="ca" fo:country="ES" style:text-underline-style="none" fo:font-weight="bold" officeooo:rsid="001ea367" officeooo:paragraph-rsid="001ea367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 style:writing-mode="page"/>
      <style:text-properties style:font-name="Arial" fo:font-size="12pt" fo:language="ca" fo:country="ES" style:text-underline-style="none" fo:font-weight="normal" officeooo:rsid="0020103d" officeooo:paragraph-rsid="0020103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 style:writing-mode="page"/>
      <style:text-properties style:font-name="Arial" fo:font-size="12pt" fo:language="ca" fo:country="ES" style:text-underline-style="none" fo:font-weight="normal" officeooo:rsid="0021503a" officeooo:paragraph-rsid="0021503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 style:writing-mode="page"/>
      <style:text-properties style:font-name="Arial" fo:font-size="12pt" fo:language="ca" fo:country="ES" style:text-underline-style="none" fo:font-weight="normal" officeooo:rsid="0025243b" officeooo:paragraph-rsid="0025243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 style:writing-mode="page"/>
      <style:text-properties style:font-name="Arial" fo:font-size="12pt" fo:language="ca" fo:country="ES" style:text-underline-style="none" fo:font-weight="normal" officeooo:rsid="00277b25" officeooo:paragraph-rsid="00277b2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 style:writing-mode="page"/>
      <style:text-properties officeooo:paragraph-rsid="00227bf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5e228" style:font-style-asian="normal" style:font-style-complex="normal"/>
    </style:style>
    <style:style style:name="T4" style:family="text">
      <style:text-properties fo:font-style="normal" officeooo:rsid="0028dbbc" style:font-style-asian="normal" style:font-style-complex="normal"/>
    </style:style>
    <style:style style:name="T5" style:family="text">
      <style:text-properties fo:font-style="normal" officeooo:rsid="002988f3" style:font-style-asian="normal" style:font-style-complex="normal"/>
    </style:style>
    <style:style style:name="T6" style:family="text">
      <style:text-properties officeooo:rsid="001d07e8"/>
    </style:style>
    <style:style style:name="T7" style:family="text">
      <style:text-properties officeooo:rsid="001ea367"/>
    </style:style>
    <style:style style:name="T8" style:family="text">
      <style:text-properties officeooo:rsid="001f53b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fo:font-size="12pt" fo:language="ca" fo:country="ES" style:text-underline-style="none" fo:font-weight="normal" officeooo:rsid="00227bfa" style:font-size-asian="10.5pt" style:font-weight-asian="normal" style:font-size-complex="12pt" style:font-weight-complex="normal"/>
    </style:style>
    <style:style style:name="T11" style:family="text">
      <style:text-properties style:font-name="Arial" fo:font-size="12pt" fo:language="ca" fo:country="ES" style:text-underline-style="none" fo:font-weight="bold" officeooo:rsid="00227bfa" style:font-size-asian="10.5pt" style:font-weight-asian="bold" style:font-size-complex="12pt" style:font-weight-complex="bold"/>
    </style:style>
    <style:style style:name="T12" style:family="text">
      <style:text-properties style:font-name="Arial" fo:font-size="12pt" fo:language="ca" fo:country="ES" fo:font-style="italic" style:text-underline-style="none" fo:font-weight="normal" officeooo:rsid="00227bfa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Arial" fo:font-weight="normal" officeooo:rsid="00227bfa" style:font-weight-asian="normal" style:font-weight-complex="normal"/>
    </style:style>
    <style:style style:name="T14" style:family="text">
      <style:text-properties style:font-name="Arial" fo:font-style="italic" fo:font-weight="normal" officeooo:rsid="00227bfa" style:font-style-asian="italic" style:font-weight-asian="normal" style:font-style-complex="italic" style:font-weight-complex="normal"/>
    </style:style>
    <style:style style:name="T15" style:family="text">
      <style:text-properties style:font-name="Arial" fo:font-style="normal" fo:font-weight="normal" officeooo:rsid="00227bfa" style:font-style-asian="normal" style:font-weight-asian="normal" style:font-style-complex="normal" style:font-weight-complex="normal"/>
    </style:style>
    <style:style style:name="T16" style:family="text">
      <style:text-properties style:font-name="Arial" fo:font-style="normal" fo:font-weight="normal" officeooo:rsid="0026e795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ctica <text:span text:style-name="T6">2</text:span> – Sistemes Operatius II</text:p>
      <text:p text:style-name="P3"/>
      <text:list xml:id="list8567068155439132302" text:style-name="L1">
        <text:list-item>
          <text:p text:style-name="P4">Comentaris de la Implementacio:</text:p>
        </text:list-item>
      </text:list>
      <text:p text:style-name="P7">En aquesta segona practica, es demanava que usant el codi base donat al completar la practica 1, modifiquem el comportament del programa per a que ara les linies del fitxer de dades es llegeixin en blocs de ‘N’ linies, es processen i insereixen previament a una taula Hash i finalment es bolquen les dades de la taula al arbre binari. Aquesta practica es la implementacio previa que s’ha de fer per a poder, en futures practiques, tenir un bon programa que aprofiti el <text:span text:style-name="T1">multithread </text:span><text:span text:style-name="T2">dels ordinadors.</text:span></text:p>
      <text:p text:style-name="P8"><text:span text:style-name="T2">La implementacio es basa en tres grans funcions que implementen respectivament les noves funcionalitats mencionades: ‘read_lines()’, ‘save_to_hash()’ i ‘save_to_tree()’.</text:span></text:p>
      <text:p text:style-name="P7"><text:span text:style-name="T2"/></text:p>
      <text:list xml:id="list140544839050276" text:continue-numbering="true" text:style-name="L1">
        <text:list-item>
          <text:list>
            <text:list-item>
              <text:p text:style-name="P6">Lectura de ‘N’ linies del fitxer ‘csv’:</text:p>
            </text:list-item>
          </text:list>
        </text:list-item>
      </text:list>
      <text:p text:style-name="P11"><text:span text:style-name="T10">D’aquesta funcionalitat s’en encarrega ‘</text:span><text:span text:style-name="T12">read_lines()</text:span><text:span text:style-name="T10">’. Aquesta funcio usa el parametre definit al </text:span><text:span text:style-name="T11">main</text:span><text:span text:style-name="T9"> </text:span><text:span text:style-name="T13">‘N’ per a saber el bloc de linies a llegir del fitxer de dades i usa un </text:span><text:span text:style-name="T14">array</text:span><text:span text:style-name="T15"> de </text:span><text:span text:style-name="T14">strings</text:span><text:span text:style-name="T15"> per a guardar-les per a la posterior insercio a la taula Hash. La implementacio de la funcio es principalment reaprofitada del codi de la practica 1, on es llegien totes les linies del fitxer, </text:span><text:span text:style-name="T16">una per una</text:span><text:span text:style-name="T15">.</text:span></text:p>
      <text:p text:style-name="P11"><text:span text:style-name="T15"/></text:p>
      <text:list xml:id="list140545525999088" text:continue-numbering="true" text:style-name="L1">
        <text:list-item>
          <text:list>
            <text:list-item>
              <text:p text:style-name="P4"><text:span text:style-name="T7">Insercio de dades a la taula Hash</text:span>:</text:p>
            </text:list-item>
          </text:list>
        </text:list-item>
      </text:list>
      <text:p text:style-name="P9">La funcio encarregada de inserir les dades a la taula hash, ‘<text:span text:style-name="T1">save_to_hash()</text:span>’, pren les linies guardades per la funcio ‘<text:span text:style-name="T1">read_lines()</text:span>’ i les insereix a una llista de <text:span text:style-name="T1">structs</text:span><text:span text:style-name="T2"> ‘</text:span><text:span text:style-name="T1">List</text:span><text:span text:style-name="T2">’, donat a la implementacio de </text:span><text:span text:style-name="T1">linked-list.h</text:span><text:span text:style-name="T2">, que la usarem com a taula hash. La taula es indexada amb el hash obtingut del aeroport de origen usant la funcio auxiliar ‘</text:span><text:span text:style-name="T1">get_hash()</text:span><text:span text:style-name="T2">’ i emmagatzema tota la informacio que serà necessaria en la insercio al arbre binari. La principal diferencia en la implementacio en aquesta part respecte a la practica primera es troba en la funcio de llibreria de C que utilitzem per a obtenir els </text:span><text:span text:style-name="T1">tokens</text:span><text:span text:style-name="T2"> de cada linia. </text:span><text:span text:style-name="T3">A la primera usavem ‘strtok()’, que podia donar fallos al processar les linies al no tenir en compte els espais buits com a valors. En aquesta usem ‘strsep()’, que te en compte totes les divisions generades per els separadors definits.</text:span></text:p>
      <text:p text:style-name="P9"><text:soft-page-break/><text:span text:style-name="T3"/></text:p>
      <text:list xml:id="list140545976608598" text:continue-numbering="true" text:style-name="L1">
        <text:list-item>
          <text:list>
            <text:list-item>
              <text:p text:style-name="P5"><text:span text:style-name="T8">Bolcat de la taula Hash al Arbre Binari</text:span>:</text:p>
            </text:list-item>
          </text:list>
        </text:list-item>
      </text:list>
      <text:p text:style-name="P10"><text:span text:style-name="T2">La funcio que s’encarrega de bolcar la taula hash al arbre binari es ‘</text:span><text:span text:style-name="T1">save_to_tree()’</text:span><text:span text:style-name="T2">, que funciona de la manera següent, primer de tot busca si el valor existeix, de ser així actualitza els valors dels retrasos dels vols, i si no es troba el valor, el creem, tant el node com la seva llista.</text:span></text:p>
      <text:p text:style-name="P10"><text:span text:style-name="T2">En aquet punt del codi tenim un problema que no hem conseguit solucionar, a la hora de buscar i inserir els nodes al arbre. En buscar els nodes al arbre, el programa troba els nodes tot i que encara no s’han arribat a inserir. En el nostre cas, insereix el primer node correctament i troba el seu valor a la següent iteracio; a partir d’aqui sempre troba els seguents nodes i els va actualitzant <text:s/>com si ja existisin. </text:span><text:span text:style-name="T4">En un principi vam pensar que l’error podia provindre al fer una mala copia de les dades de la taula hash per a l’arbre, però tot i copiar-les </text:span><text:span text:style-name="T5">en memoria </text:span><text:span text:style-name="T4">i no sobreescriure-les, el error de cerca al arbre persisteix, i els nodes no inserits al arbre els continua trobant amb les seves dades correc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5875a" officeooo:paragraph-rsid="0015875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arles Toujouse i Astor Priet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4:17:59.439422575</meta:creation-date>
    <dc:date>2016-10-28T14:05:11.338671939</dc:date>
    <meta:editing-duration>PT1H30M20S</meta:editing-duration>
    <meta:editing-cycles>21</meta:editing-cycles>
    <meta:generator>LibreOffice/5.2.2.2.0$Linux_X86_64 LibreOffice_project/20m0$Build-2</meta:generator>
    <meta:document-statistic meta:table-count="0" meta:image-count="0" meta:object-count="0" meta:page-count="2" meta:paragraph-count="12" meta:word-count="548" meta:character-count="3149" meta:non-whitespace-character-count="2615"/>
  </office:meta>
</office:document-meta>
</file>